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rag.extract.a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06.05.2019</text:span></text:p>
            <text:p text:style-name="P1"><text:span text:style-name="T2"/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and Topics&#10;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s and Topics</text:span><text:span text:style-name="T3"><text:line-break/></text:span><text:span text:style-name="T3"/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NaLa-Corpus: very small Dataset in high quality</text:span></text:p>
              </text:list-item>
              <text:list-item>
                <text:p text:style-name="P7"><text:span text:style-name="T4">Which model?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VM for small sets</text:span></text:p>
                  </text:list-item>
                  <text:list-item>
                    <text:p text:style-name="P7"><text:span text:style-name="T5">Neural Network for Big Data</text:span></text:p>
                  </text:list-item>
                </text:list>
              </text:list-item>
              <text:list-item>
                <text:p text:style-name="P7"><text:span text:style-name="T4">Phrasing of problem is not trivial; theoretically: association/similarity-score between natural language and code</text:span></text:p>
              </text:list-item>
              <text:list-item>
                <text:p text:style-name="P7"><text:span text:style-name="T4">Ranking necessary, which is yield by proper problem formulation</text:span></text:p>
              </text:list-item>
            </text:list>
          </draw:text-box>
        </draw:frame>
        <presentation:notes draw:style-name="dp2">
          <draw:page-thumbnail draw:name="Google Shape;57;g5158dfc909_0_0:notes" draw:style-name="gr1" draw:layer="layout" svg:width="16.932cm" svg:height="9.524cm" svg:x="1.059cm" svg:y="1.905cm" draw:page-number="2" presentation:class="page"/>
          <draw:frame draw:name="Google Shape;58;g5158dfc90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